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lan:</text:span></text:p>
      <text:p text:style-name="P1"><text:span text:style-name="T1">- DONE<text:tab/>Verdiepen in ING Baker.</text:span></text:p>
      <text:p text:style-name="P1"><text:span text:style-name="T1">- </text:span>DONE<text:tab/><text:span text:style-name="T1">Tutorial(s) kijken om Spring Boot te leren en op te zetten. </text:span><text:a xlink:type="simple" xlink:href="https://youtu.be/-mwpoE0x0JQ?t=5889" text:style-name="ListLabel_20_1" text:visited-style-name="ListLabel_20_1"><text:span text:style-name="T2">https://youtu.be/-mwpoE0x0JQ?t=5889</text:span></text:a></text:p>
      <text:p text:style-name="P1">- Planning maken.</text:p>
      <text:p text:style-name="P1"><text:span text:style-name="T1">- Doel opstellen van project.</text:span></text:p>
      <text:p text:style-name="P1"><text:span text:style-name="T1">- Persoonlijke leerdoelen.</text:span></text:p>
      <text:p text:style-name="P1"><text:span text:style-name="T1">- Technische leerdoelen.</text:span></text:p>
      <text:p text:style-name="P1"><text:span text:style-name="T1">- Nadenken over MoSCoW.</text:span></text:p>
      <text:p text:style-name="P1"><text:span text:style-name="T1">- Software stack bijhouden.</text:span></text:p>
      <text:p text:style-name="P1"><text:span text:style-name="T1">- In memory DB (H2) uitzoeken.</text:span></text:p>
      <text:p text:style-name="P1">- Testing framework (JUnit)</text:p>
      <text:p text:style-name="P1">- Mocking framework (Mockito)</text:p>
      <text:p text:style-name="P1">- Maven met Jacoco (testrapport framework) laten werk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65" meta:character-count="425" meta:non-whitespace-character-count="372"/>
    <meta:generator>LibreOfficeDev/6.0.5.2$Linux_X86_64 LibreOffice_project/</meta:generator>
  </office:meta>
</office:document-meta>
</file>